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℘</mo>
      <mi/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sup>
        <mrow>
          <mo stretchy="false">(</mo>
          <mrow>
            <mrow>
              <mi/>
              <mo stretchy="false">±</mo>
              <mi/>
            </mrow>
          </mrow>
          <mo stretchy="false">)</mo>
        </mrow>
        <mi>p</mi>
      </msup>
      <mi/>
      <mfenced open="∣" close="〉">
        <mrow>
          <msubsup>
            <mo stretchy="false">ϕ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</mrow>
    <annotation encoding="StarMath 5.0">%Ux2118 
` 
left lline 
 %iphi _N ^{(`+-`)} 
right rangle 
~=~ 
(`+-`) ^p 
` 
left lline 
 %iphi _N ^{(`+-`)} 
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8:14:48.039000000</meta:creation-date>
    <meta:generator>LibreOffice/4.1.4.2$Windows_x86 LibreOffice_project/0a0440ccc0227ad9829de5f46be37cfb6edcf72</meta:generator>
  </office:meta>
</office:document-meta>
</file>